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justify" style:justify-single-word="false"/>
      <style:text-properties style:font-name="Calibri" fo:font-size="12pt" style:text-underline-style="none" officeooo:paragraph-rsid="001b6a87" style:font-size-asian="12pt" style:font-size-complex="12pt"/>
    </style:style>
    <style:style style:name="P3" style:family="paragraph" style:parent-style-name="Standard">
      <style:paragraph-properties fo:text-align="justify" style:justify-single-word="false"/>
      <style:text-properties style:font-name="Calibri" fo:font-size="12pt" officeooo:rsid="0012e760" officeooo:paragraph-rsid="001b6a87" style:font-size-asian="12pt" style:font-size-complex="12pt"/>
    </style:style>
    <style:style style:name="P4" style:family="paragraph" style:parent-style-name="Standard" style:list-style-name="L16">
      <style:paragraph-properties fo:text-align="justify" style:justify-single-word="false"/>
      <style:text-properties style:font-name="Calibri" fo:font-size="12pt" officeooo:rsid="0012e760" officeooo:paragraph-rsid="001b6a87" style:font-size-asian="12pt" style:font-size-complex="12pt"/>
    </style:style>
    <style:style style:name="P5" style:family="paragraph" style:parent-style-name="Standard" style:list-style-name="L18">
      <style:paragraph-properties fo:text-align="justify" style:justify-single-word="false"/>
      <style:text-properties style:font-name="Calibri" fo:font-size="12pt" officeooo:rsid="0012e760" officeooo:paragraph-rsid="001b6a87" style:font-size-asian="12pt" style:font-size-complex="12pt"/>
    </style:style>
    <style:style style:name="P6" style:family="paragraph" style:parent-style-name="Standard">
      <style:paragraph-properties fo:text-align="justify" style:justify-single-word="false"/>
      <style:text-properties style:font-name="Calibri" fo:font-size="12pt" officeooo:rsid="00146a0d" officeooo:paragraph-rsid="001b6a87" style:font-size-asian="12pt" style:font-size-complex="12pt"/>
    </style:style>
    <style:style style:name="P7" style:family="paragraph" style:parent-style-name="Standard" style:list-style-name="L16">
      <style:paragraph-properties fo:text-align="justify" style:justify-single-word="false"/>
      <style:text-properties style:font-name="Calibri" fo:font-size="12pt" officeooo:rsid="00146a0d" officeooo:paragraph-rsid="001b6a87" style:font-size-asian="12pt" style:font-size-complex="12pt"/>
    </style:style>
    <style:style style:name="P8" style:family="paragraph" style:parent-style-name="Standard" style:list-style-name="L21">
      <style:paragraph-properties fo:text-align="justify" style:justify-single-word="false"/>
      <style:text-properties style:font-name="Calibri" fo:font-size="12pt" officeooo:rsid="00146a0d" officeooo:paragraph-rsid="001b6a87" style:font-size-asian="12pt" style:font-size-complex="12pt"/>
    </style:style>
    <style:style style:name="P9" style:family="paragraph" style:parent-style-name="Standard" style:list-style-name="L16">
      <style:paragraph-properties fo:text-align="justify" style:justify-single-word="false"/>
      <style:text-properties style:font-name="Calibri" fo:font-size="12pt" officeooo:rsid="00118567" officeooo:paragraph-rsid="001b6a87" style:font-size-asian="12pt" style:font-size-complex="12pt"/>
    </style:style>
    <style:style style:name="P10" style:family="paragraph" style:parent-style-name="Standard" style:list-style-name="L17">
      <style:paragraph-properties fo:text-align="justify" style:justify-single-word="false"/>
      <style:text-properties style:font-name="Calibri" fo:font-size="12pt" officeooo:rsid="00118567" officeooo:paragraph-rsid="001b6a87" style:font-size-asian="12pt" style:font-size-complex="12pt"/>
    </style:style>
    <style:style style:name="P11" style:family="paragraph" style:parent-style-name="Standard">
      <style:paragraph-properties fo:text-align="justify" style:justify-single-word="false"/>
      <style:text-properties style:font-name="Calibri" fo:font-size="12pt" officeooo:paragraph-rsid="001b6a87" style:font-size-asian="12pt" style:font-size-complex="12pt"/>
    </style:style>
    <style:style style:name="P12" style:family="paragraph" style:parent-style-name="Standard" style:list-style-name="L16">
      <style:paragraph-properties fo:text-align="justify" style:justify-single-word="false"/>
      <style:text-properties style:font-name="Calibri" fo:font-size="12pt" officeooo:paragraph-rsid="001b6a87" style:font-size-asian="12pt" style:font-size-complex="12pt"/>
    </style:style>
    <style:style style:name="P13" style:family="paragraph" style:parent-style-name="Standard" style:list-style-name="L17">
      <style:paragraph-properties fo:text-align="justify" style:justify-single-word="false"/>
      <style:text-properties style:font-name="Calibri" fo:font-size="12pt" officeooo:paragraph-rsid="001b6a87" style:font-size-asian="12pt" style:font-size-complex="12pt"/>
    </style:style>
    <style:style style:name="P14" style:family="paragraph" style:parent-style-name="Standard" style:list-style-name="L20">
      <style:paragraph-properties fo:text-align="justify" style:justify-single-word="false"/>
      <style:text-properties style:font-name="Calibri" fo:font-size="12pt" officeooo:paragraph-rsid="001b6a87" style:font-size-asian="12pt" style:font-size-complex="12pt"/>
    </style:style>
    <style:style style:name="P15" style:family="paragraph" style:parent-style-name="Standard" style:list-style-name="L21">
      <style:paragraph-properties fo:text-align="justify" style:justify-single-word="false"/>
      <style:text-properties style:font-name="Calibri" fo:font-size="12pt" officeooo:paragraph-rsid="001b6a87" style:font-size-asian="12pt" style:font-size-complex="12pt"/>
    </style:style>
    <style:style style:name="P16" style:family="paragraph" style:parent-style-name="Standard">
      <style:paragraph-properties fo:text-align="justify" style:justify-single-word="false"/>
      <style:text-properties style:font-name="Calibri" fo:font-size="12pt" officeooo:rsid="00154c3a" officeooo:paragraph-rsid="001b6a87" style:font-size-asian="12pt" style:font-size-complex="12pt"/>
    </style:style>
    <style:style style:name="P17" style:family="paragraph" style:parent-style-name="Standard">
      <style:paragraph-properties fo:text-align="justify" style:justify-single-word="false"/>
      <style:text-properties style:font-name="Calibri" fo:font-size="12pt" officeooo:rsid="001caf53" officeooo:paragraph-rsid="001caf53" style:font-size-asian="12pt" style:font-size-complex="12pt"/>
    </style:style>
    <style:style style:name="P18" style:family="paragraph" style:parent-style-name="Standard" style:list-style-name="L18">
      <style:paragraph-properties fo:text-align="justify" style:justify-single-word="false"/>
      <style:text-properties style:font-name="Calibri" fo:font-size="12pt" fo:font-weight="normal" officeooo:rsid="0012e760" officeooo:paragraph-rsid="001b6a8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officeooo:paragraph-rsid="001b6a87"/>
    </style:style>
    <style:style style:name="P20" style:family="paragraph" style:parent-style-name="Standard" style:list-style-name="L17">
      <style:paragraph-properties fo:text-align="justify" style:justify-single-word="false"/>
      <style:text-properties style:font-name="Calibri" officeooo:paragraph-rsid="001b6a87"/>
    </style:style>
    <style:style style:name="P21" style:family="paragraph" style:parent-style-name="Standard" style:master-page-name="Standard">
      <style:paragraph-properties fo:text-align="center" style:justify-single-word="false" style:page-number="auto"/>
      <style:text-properties style:font-name="Calibri" fo:font-size="12pt" style:text-underline-style="none" officeooo:paragraph-rsid="001b6a87" style:font-size-asian="12pt" style:font-size-complex="12pt"/>
    </style:style>
    <style:style style:name="T1" style:family="text">
      <style:text-properties fo:font-weight="bold" style:font-weight-asian="bold"/>
    </style:style>
    <style:style style:name="T2" style:family="text">
      <style:text-properties fo:font-weight="bold" officeooo:rsid="00154c3a" style:font-weight-asian="bold"/>
    </style:style>
    <style:style style:name="T3" style:family="text">
      <style:text-properties fo:font-weight="bold" officeooo:rsid="001caf53" style:font-weight-asian="bold"/>
    </style:style>
    <style:style style:name="T4" style:family="text">
      <style:text-properties officeooo:rsid="00146a0d"/>
    </style:style>
    <style:style style:name="T5" style:family="text">
      <style:text-properties officeooo:rsid="0017b34b"/>
    </style:style>
    <style:style style:name="T6" style:family="text">
      <style:text-properties officeooo:rsid="00118567"/>
    </style:style>
    <style:style style:name="T7" style:family="text">
      <style:text-properties style:text-underline-style="none" fo:font-weight="bold" officeooo:rsid="00118567" style:font-weight-asian="bold"/>
    </style:style>
    <style:style style:name="T8" style:family="text">
      <style:text-properties fo:font-size="12pt" fo:font-weight="bold" officeooo:rsid="00146a0d" style:font-size-asian="12pt" style:font-weight-asian="bold" style:font-size-complex="12pt"/>
    </style:style>
    <style:style style:name="T9" style:family="text">
      <style:text-properties fo:font-size="12pt" fo:font-weight="bold" officeooo:rsid="001caf53"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officeooo:rsid="00118567" style:font-size-asian="12pt" style:font-size-complex="12pt"/>
    </style:style>
    <style:style style:name="T12" style:family="text">
      <style:text-properties fo:font-size="12pt" officeooo:rsid="00146a0d" style:font-size-asian="12pt" style:font-size-complex="12pt"/>
    </style:style>
    <style:style style:name="T13" style:family="text">
      <style:text-properties fo:language="bg" fo:country="BG"/>
    </style:style>
    <style:style style:name="T14" style:family="text">
      <style:text-properties fo:language="bg" fo:country="BG" officeooo:rsid="00118567"/>
    </style:style>
    <style:style style:name="T15" style:family="text">
      <style:text-properties fo:language="bg" fo:country="BG" officeooo:rsid="00154c3a"/>
    </style:style>
    <style:style style:name="T16" style:family="text">
      <style:text-properties fo:language="bg" fo:country="BG" fo:font-weight="bold" style:font-weight-asian="bold"/>
    </style:style>
    <style:style style:name="T17" style:family="text">
      <style:text-properties fo:language="bg" fo:country="BG" fo:font-weight="bold" officeooo:rsid="001caf53" style:font-weight-asian="bold"/>
    </style:style>
    <style:style style:name="T18" style:family="text">
      <style:text-properties fo:language="bg" fo:country="BG" officeooo:rsid="00146a0d"/>
    </style:style>
    <style:style style:name="T19" style:family="text">
      <style:text-properties fo:language="bg" fo:country="BG" officeooo:rsid="001be3fc"/>
    </style:style>
    <style:style style:name="T20" style:family="text">
      <style:text-properties officeooo:rsid="00154c3a"/>
    </style:style>
    <style:style style:name="T21" style:family="text">
      <style:text-properties officeooo:rsid="001be3fc"/>
    </style:style>
    <text:list-style style:name="L1">
      <text:list-level-style-bullet text:level="1" text:style-name="Character_20_style" text:bullet-char="">
        <style:list-level-properties text:list-level-position-and-space-mode="label-alignment">
          <style:list-level-label-alignment text:label-followed-by="listtab" text:list-tab-stop-position="1.052in" fo:text-indent="-0.25in" fo:margin-left="1.052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302in" fo:text-indent="-0.25in" fo:margin-left="1.302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052in" fo:text-indent="-0.25in" fo:margin-left="3.052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302in" fo:text-indent="-0.25in" fo:margin-left="3.302in"/>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Character_20_style" text:bullet-char="">
        <style:list-level-properties text:list-level-position-and-space-mode="label-alignment">
          <style:list-level-label-alignment text:label-followed-by="listtab" text:list-tab-stop-position="1.052in" fo:text-indent="-0.25in" fo:margin-left="1.052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302in" fo:text-indent="-0.25in" fo:margin-left="1.302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052in" fo:text-indent="-0.25in" fo:margin-left="3.052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302in" fo:text-indent="-0.25in" fo:margin-left="3.302in"/>
        </style:list-level-properties>
      </text:list-level-style-bullet>
    </text:list-style>
    <text:list-style style:name="L7">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1">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2">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3">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ТОРТАТА НА ДИРЕКТОРА” ПО МАТЕМАТИКА</text:span></text:p>
      <text:p text:style-name="P2"><text:span text:style-name="T1"/></text:p>
      <text:p text:style-name="P3"><text:span text:style-name="T1">Ф</text:span><text:span text:style-name="T3">ОРМАТ</text:span></text:p>
      <text:list xml:id="list2481809800" text:style-name="L16">
        <text:list-item>
          <text:p text:style-name="P4">Времетраене: <text:span text:style-name="T4">от 0 до </text:span>8 часа<text:span text:style-name="T5"> :)</text:span></text:p>
        </text:list-item>
        <text:list-item>
          <text:p text:style-name="P7">Не е <text:span text:style-name="T21">задължително да се записвате</text:span> за всички състезания, но всички състезания участват в класирането. По-надолу може<text:span text:style-name="T21">те</text:span> да прочете<text:span text:style-name="T21">те</text:span> повече за награждаването.</text:p>
        </text:list-item>
        <text:list-item>
          <text:p text:style-name="P4">Ще има включен безплатен обяд, <text:span text:style-name="T4">ако се явите на първите две състезания.</text:span></text:p>
        </text:list-item>
        <text:list-item>
          <text:p text:style-name="P4">Възрастови групи:</text:p>
          <text:list>
            <text:list-item>
              <text:p text:style-name="P4"><text:span text:style-name="T6">5-7 клас</text:span></text:p>
            </text:list-item>
            <text:list-item>
              <text:p text:style-name="P9">8-9 клас</text:p>
            </text:list-item>
            <text:list-item>
              <text:p text:style-name="P9">10-12 клас</text:p>
            </text:list-item>
          </text:list>
        </text:list-item>
        <text:list-item>
          <text:p text:style-name="P12"><text:span text:style-name="T6">Ще е включен материал за съответните класове, като учениците от по-нисък клас от максималния в съответната възрастова група </text:span>ще има<text:span text:style-name="T4">т</text:span> право да задава въпроси по терминологията. <text:span text:style-name="T6">Например ученик от 5 клас в група 5-7 клас, може да задава въпроси</text:span><text:span text:style-name="T7">.</text:span></text:p>
        </text:list-item>
      </text:list>
      <text:p text:style-name="P19"><text:span text:style-name="T8"/></text:p>
      <text:p text:style-name="P19"><text:span text:style-name="T8">З</text:span><text:span text:style-name="T9">АДАЧИ</text:span></text:p>
      <text:list xml:id="list3508242086" text:style-name="L17">
        <text:list-item>
          <text:p text:style-name="P20"><text:span text:style-name="T11">На всички задачи се изисква кратко описание</text:span></text:p>
        </text:list-item>
        <text:list-item>
          <text:p text:style-name="P20"><text:span text:style-name="T12">Теми:</text:span></text:p>
          <text:list>
            <text:list-item>
              <text:p text:style-name="P10">алгебра</text:p>
            </text:list-item>
            <text:list-item>
              <text:p text:style-name="P10">геометрия</text:p>
            </text:list-item>
            <text:list-item>
              <text:p text:style-name="P10">теория на числата</text:p>
            </text:list-item>
            <text:list-item>
              <text:p text:style-name="P13"><text:span text:style-name="T6">комбинаторика</text:span></text:p>
            </text:list-item>
          </text:list>
        </text:list-item>
        <text:list-item>
          <text:p text:style-name="P20"><text:span text:style-name="T10">Индивидуални състезания:</text:span></text:p>
          <text:list>
            <text:list-item>
              <text:p text:style-name="P20"><text:span text:style-name="T11">4 състезания н</text:span><text:span text:style-name="T12">а </text:span><text:span text:style-name="T11">4 различни теми.</text:span></text:p>
            </text:list-item>
            <text:list-item>
              <text:p text:style-name="P20"><text:span text:style-name="T12">В</text:span><text:span text:style-name="T11">сяко състезание е 3 задачи за 1 час.</text:span></text:p>
            </text:list-item>
          </text:list>
        </text:list-item>
        <text:list-item>
          <text:p text:style-name="P13"><text:span text:style-name="T14">Отборно </text:span><text:span text:style-name="T6">състезание:</text:span></text:p>
          <text:list>
            <text:list-item>
              <text:p text:style-name="P13"><text:span text:style-name="T6">4 задачи от 4те различни теми.</text:span></text:p>
            </text:list-item>
            <text:list-item>
              <text:p text:style-name="P13"><text:span text:style-name="T4">Цялото е за 1 час</text:span></text:p>
            </text:list-item>
          </text:list>
        </text:list-item>
      </text:list>
      <text:p text:style-name="P11"/>
      <text:p text:style-name="P16"><text:span text:style-name="T1">Г</text:span><text:span text:style-name="T3">РАФИК</text:span></text:p>
      <text:list xml:id="list1057790044" text:style-name="L18">
        <text:list-item>
          <text:p text:style-name="P5">10:00-11:00 – <text:span text:style-name="T4">Индивидуално</text:span></text:p>
        </text:list-item>
        <text:list-item>
          <text:p text:style-name="P5">11:00 – 11:30 - Почивка</text:p>
        </text:list-item>
        <text:list-item>
          <text:p text:style-name="P5">11:30-12:30 – <text:span text:style-name="T4">Индивидуално</text:span></text:p>
        </text:list-item>
        <text:list-item>
          <text:p text:style-name="P5">12:30 – 13:30 - Обяд</text:p>
        </text:list-item>
        <text:list-item>
          <text:p text:style-name="P5">13:30-14:30 – <text:span text:style-name="T4">Индивидуално</text:span></text:p>
        </text:list-item>
        <text:list-item>
          <text:p text:style-name="P5">14:30 – 15:00 - Почивка</text:p>
        </text:list-item>
        <text:list-item>
          <text:p text:style-name="P5">15:00-16:00 – <text:span text:style-name="T4">Индивидуално</text:span></text:p>
        </text:list-item>
        <text:list-item>
          <text:p text:style-name="P5">16:00 – 16:30 - Почивка</text:p>
        </text:list-item>
        <text:list-item>
          <text:p text:style-name="P18">1<text:span text:style-name="T4">6</text:span>:<text:span text:style-name="T4">3</text:span>0-1<text:span text:style-name="T4">7</text:span>:<text:span text:style-name="T4">3</text:span>0 – Отборно</text:p>
        </text:list-item>
      </text:list>
      <text:p text:style-name="P3"><text:span text:style-name="T1"/></text:p>
      <text:p text:style-name="P17"><text:span text:style-name="T2">О</text:span><text:span text:style-name="T1">ЦЕНЯВАНЕ</text:span></text:p>
      <text:list xml:id="list3798073219" text:style-name="L20">
        <text:list-item>
          <text:p text:style-name="P14"><text:span text:style-name="T20">Всяко индивидуално състезание носи по 20 точки.</text:span></text:p>
        </text:list-item>
        <text:list-item>
          <text:p text:style-name="P14"><text:span text:style-name="T15">О</text:span><text:span text:style-name="T13">тборното състезание е 80.</text:span></text:p>
        </text:list-item>
        <text:list-item>
          <text:p text:style-name="P14"><text:span text:style-name="T13">Към индивидуалното класиране на всеки член на отбора се добавя общия изкаран резултат, разделен на броя членове на отбор или 4, ако отборът се състои от по-малко от 4ма човека (тоест ако отборът изкара 60 точки, но се състои от 3ма участници, то всеки от участниците ще получи само 15 точки). </text:span></text:p>
        </text:list-item>
        <text:list-item>
          <text:p text:style-name="P14"><text:span text:style-name="T13">В течение на състезанията всеки състезател ще събира определен </text:span><text:soft-page-break/><text:span text:style-name="T13">брой точки, като при достигане на определени количества точки, участникът ще има право да получи указаната за съответния брой точки награда. За абсолютния победил(или за всеки, изкарал максималния брой от 100 точки) ще има специална награда.</text:span></text:p>
        </text:list-item>
      </text:list>
      <text:p text:style-name="P11"/>
      <text:p text:style-name="P6"><text:span text:style-name="T16">Н</text:span><text:span text:style-name="T17">АГРАЖДАВАНЕ</text:span></text:p>
      <text:list xml:id="list2935005324" text:style-name="L21">
        <text:list-item>
          <text:p text:style-name="P15"><text:span text:style-name="T18">Р</text:span><text:span text:style-name="T13">езултатите по рундове </text:span><text:span text:style-name="T18">ще се обявяват </text:span><text:span text:style-name="T13">възможно най-бързо </text:span><text:span text:style-name="T18">и </text:span><text:span text:style-name="T13">ще </text:span><text:span text:style-name="T18">се </text:span><text:span text:style-name="T13">прожектира</text:span><text:span text:style-name="T18">т</text:span><text:span text:style-name="T13"> на телевизорите по коридорите на СМГ.</text:span></text:p>
        </text:list-item>
        <text:list-item>
          <text:p text:style-name="P8"><text:span text:style-name="T19">Участници, изкарали</text:span><text:span text:style-name="T13"> необходимите точки за награда, мо</text:span><text:span text:style-name="T19">гат</text:span><text:span text:style-name="T13"> да </text:span><text:span text:style-name="T19">си я </text:span><text:span text:style-name="T13">поиска</text:span><text:span text:style-name="T19">т</text:span><text:span text:style-name="T13"> от комисията или квестор по време на почивка.</text:span></text:p>
        </text:list-item>
        <text:list-item>
          <text:p text:style-name="P15"><text:span text:style-name="T18">Всички награди, които не са били получени в деня на състезаниято, ще бъдат раздадени на официалното награждаване.</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6403287901" style:display-name="1640328790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3:08:15.016975284</meta:creation-date>
    <dc:title>Default</dc:title>
    <meta:editing-cycles>3</meta:editing-cycles>
    <meta:generator>LibreOffice/6.0.7.3$Linux_X86_64 LibreOffice_project/00m0$Build-3</meta:generator>
    <meta:editing-duration>PT1M24S</meta:editing-duration>
    <dc:date>2020-04-06T14:09:22.203497470</dc:date>
    <meta:document-statistic meta:table-count="0" meta:image-count="0" meta:object-count="0" meta:page-count="2" meta:paragraph-count="42" meta:word-count="364" meta:character-count="2134" meta:non-whitespace-character-count="1838"/>
    <meta:template xlink:type="simple" xlink:actuate="onRequest" xlink:title="Default" xlink:href="../../../../../../usr/lib/libreoffice/share/template/common/styles/Default.ott" meta:date="2020-04-06T13:08:12.989137196"/>
  </office:meta>
</office:document-meta>
</file>